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-color="#ffffcc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905cm"/>
    </style:style>
    <style:style style:name="gr4" style:family="graphic" style:parent-style-name="standard">
      <style:graphic-properties draw:fill-color="#ccffff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2pt"/>
    </style:style>
    <style:style style:name="T1" style:family="text">
      <style:text-properties fo:font-size="10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2.77cm" svg:height="1.882cm" svg:x="2.666cm" svg:y="3.316cm">
          <text:p text:style-name="P1"><text:span text:style-name="T1">Package bui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2.77cm" svg:height="1.882cm" svg:x="6.625cm" svg:y="3.316cm">
          <text:p text:style-name="P2">Submitted for</text:p>
          <text:p text:style-name="P2">upd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3" draw:layer="layout" svg:width="2.77cm" svg:height="1.882cm" svg:x="10.576cm" svg:y="3.316cm">
          <text:p text:style-name="P2">QA Tes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2.7cm" svg:height="2.155cm" svg:x="2.261cm" svg:y="1.626cm">
          <draw:text-box>
            <text:p text:style-name="P3">Fedora package signing process</text:p>
          </draw:text-box>
        </draw:frame>
        <draw:custom-shape draw:style-name="gr4" draw:text-style-name="P2" draw:id="id4" draw:layer="layout" svg:width="2.77cm" svg:height="1.882cm" svg:x="14.573cm" svg:y="3.305cm">
          <text:p text:style-name="P2">Signed by</text:p>
          <text:p text:style-name="P2">Release Te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5" draw:layer="layout" svg:width="2.77cm" svg:height="1.882cm" svg:x="18.971cm" svg:y="3.305cm">
          <text:p text:style-name="P2">Package pushed</text:p>
          <text:p text:style-name="P2">L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5.436cm" svg:y1="4.257cm" svg:x2="6.625cm" svg:y2="4.257cm" draw:start-shape="id1" draw:start-glue-point="1" draw:end-shape="id2" draw:end-glue-point="3">
          <text:p text:style-name="P3"/>
        </draw:connector>
        <draw:connector draw:style-name="gr5" draw:text-style-name="P4" draw:layer="layout" svg:x1="9.395cm" svg:y1="4.257cm" svg:x2="10.576cm" svg:y2="4.257cm" draw:start-shape="id2" draw:start-glue-point="1" draw:end-shape="id3">
          <text:p text:style-name="P3"/>
        </draw:connector>
        <draw:connector draw:style-name="gr5" draw:text-style-name="P4" draw:layer="layout" svg:x1="17.343cm" svg:y1="4.246cm" svg:x2="18.971cm" svg:y2="4.246cm" draw:start-shape="id4" draw:start-glue-point="1" draw:end-shape="id5" draw:end-glue-point="3">
          <text:p text:style-name="P3"/>
        </draw:connector>
        <draw:connector draw:style-name="gr5" draw:text-style-name="P4" draw:layer="layout" svg:x1="13.346cm" svg:y1="4.257cm" svg:x2="14.573cm" svg:y2="4.246cm" draw:start-shape="id3" draw:end-shape="id4" draw:end-glue-point="3">
          <text:p text:style-name="P3"/>
        </draw:connector>
        <draw:custom-shape draw:style-name="gr6" draw:text-style-name="P5" draw:id="id6" draw:layer="layout" svg:width="2.77cm" svg:height="1.882cm" svg:x="2.666cm" svg:y="7.352cm">
          <text:p text:style-name="P1"><text:span text:style-name="T1">Package has</text:span></text:p>
          <text:p text:style-name="P1"><text:span text:style-name="T1">successfully</text:span></text:p>
          <text:p text:style-name="P1"><text:span text:style-name="T1">passed 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id="id7" draw:layer="layout" svg:width="2.77cm" svg:height="1.882cm" svg:x="6.476cm" svg:y="7.352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id="id8" draw:layer="layout" svg:width="2.77cm" svg:height="1.882cm" svg:x="10.576cm" svg:y="7.352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id="id9" draw:layer="layout" svg:width="2.77cm" svg:height="1.882cm" svg:x="14.573cm" svg:y="7.352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5.436cm" svg:y1="8.293cm" svg:x2="6.476cm" svg:y2="8.293cm" draw:start-shape="id6" draw:start-glue-point="1" draw:end-shape="id7">
          <text:p text:style-name="P3"/>
        </draw:connector>
        <draw:connector draw:style-name="gr5" draw:text-style-name="P4" draw:layer="layout" svg:x1="9.246cm" svg:y1="8.293cm" svg:x2="10.576cm" svg:y2="8.293cm" draw:start-shape="id7" draw:start-glue-point="1" draw:end-shape="id8" draw:end-glue-point="3">
          <text:p text:style-name="P3"/>
        </draw:connector>
        <draw:connector draw:style-name="gr5" draw:text-style-name="P4" draw:layer="layout" svg:x1="13.346cm" svg:y1="8.293cm" svg:x2="14.573cm" svg:y2="8.293cm" draw:start-shape="id8" draw:start-glue-point="1" draw:end-shape="id9" draw:end-glue-point="3">
          <text:p text:style-name="P3"/>
        </draw:connector>
        <draw:connector draw:style-name="gr5" draw:text-style-name="P4" draw:layer="layout" svg:x1="17.343cm" svg:y1="8.293cm" svg:x2="18.571cm" svg:y2="8.293cm" draw:start-shape="id9" draw:start-glue-point="1">
          <text:p text:style-name="P3"/>
        </draw:connector>
        <draw:custom-shape draw:style-name="gr8" draw:text-style-name="P7" draw:layer="layout" svg:width="11.43cm" svg:height="5.08cm" svg:x="6.071cm" svg:y="13.691cm">
          <text:p text:style-name="P6"><text:span text:style-name="T2">1) How are packages submitted to release team?</text:span></text:p>
          <text:p text:style-name="P6"><text:span text:style-name="T2">2) What does release team do to sign packages?</text:span></text:p>
          <text:p text:style-name="P6"><text:span text:style-name="T2">3) What other steps should be shown here?</text:span></text:p>
          <draw:enhanced-geometry svg:viewBox="0 0 21600 21600" draw:text-areas="800 800 20800 20800" draw:type="round-rectangular-callout" draw:modifiers="9122.98136645963 -14054.24129108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creation-date>2007-02-12T17:36:58</meta:creation-date>
    <dc:date>2007-02-13T14:15:40</dc:date>
    <dc:language>en-US</dc:language>
    <meta:editing-cycles>10</meta:editing-cycles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